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2.11cm"/>
    </style:style>
    <style:style style:name="gr2" style:family="graphic" style:parent-style-name="objectwithoutfill">
      <style:graphic-properties svg:stroke-width="0.081cm" svg:stroke-color="#ed4c0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marker-end="Circle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77cm" fo:min-width="6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11cm" fo:min-width="4.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93cm"/>
    </style:style>
    <style:style style:name="gr8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5.3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2" draw:layer="layout" svg:width="12.4cm" svg:height="3cm" svg:x="7.8cm" svg:y="0cm">
          <draw:text-box>
            <text:p text:style-name="P1"><text:span text:style-name="T1">团贷网事件时间表</text:span></text:p>
            <text:p text:style-name="P1"><text:span text:style-name="T2">时间：</text:span><text:span text:style-name="T2">2019</text:span><text:span text:style-name="T2">年</text:span><text:span text:style-name="T2">5</text:span><text:span text:style-name="T2">月</text:span><text:span text:style-name="T2">30</text:span><text:span text:style-name="T2">日</text:span></text:p>
          </draw:text-box>
        </draw:frame>
        <draw:line draw:style-name="gr2" draw:text-style-name="P3" draw:layer="layout" svg:x1="13.998cm" svg:y1="3.396cm" svg:x2="13.998cm" svg:y2="19.819cm">
          <text:p/>
        </draw:line>
        <draw:line draw:style-name="gr3" draw:text-style-name="P3" draw:layer="layout" svg:x1="9.4cm" svg:y1="4.6cm" svg:x2="14cm" svg:y2="4.6cm">
          <text:p/>
        </draw:line>
        <draw:line draw:style-name="gr3" draw:text-style-name="P3" draw:layer="layout" svg:x1="9.398cm" svg:y1="6.944cm" svg:x2="13.998cm" svg:y2="6.944cm">
          <text:p/>
        </draw:line>
        <draw:frame draw:style-name="gr4" draw:text-style-name="P5" draw:layer="layout" svg:width="3.412cm" svg:height="4.558cm" svg:x="10.2cm" svg:y="3.8cm">
          <draw:text-box>
            <text:p text:style-name="P4"><text:span text:style-name="T3">2017</text:span><text:span text:style-name="T3">年底至</text:span><text:span text:style-name="T3">2019</text:span></text:p>
            <text:p text:style-name="P4"><text:span text:style-name="T3"/></text:p>
            <text:p text:style-name="P4"><text:span text:style-name="T3"/></text:p>
            <text:p text:style-name="P4"><text:span text:style-name="T3">2019</text:span></text:p>
            <text:p text:style-name="P4"><text:span text:style-name="T3"/></text:p>
            <text:p text:style-name="P4"><text:span text:style-name="T3">1</text:span><text:span text:style-name="T3">月</text:span><text:span text:style-name="T3">16</text:span><text:span text:style-name="T3">日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5" draw:text-style-name="P7" draw:layer="layout" svg:width="6.688cm" svg:height="14.127cm" svg:x="2.712cm" svg:y="4cm">
          <draw:text-box>
            <text:p text:style-name="P4"><text:span text:style-name="T4">利益输送万和集团</text:span></text:p>
            <text:p text:style-name="P4"><text:span text:style-name="T2">11111111111111111111111111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4">有</text:span><text:span text:style-name="T4">99%</text:span><text:span text:style-name="T4">股权万和剥离团贷网</text:span></text:p>
            <text:p text:style-name="P4"><text:span text:style-name="T2">11111111111111111111111111</text:span></text:p>
            <text:p text:style-name="P4"><text:span text:style-name="T4">广州金融办</text:span></text:p>
            <text:p text:style-name="P4"><text:span text:style-name="T2">11111111111111111111111111</text:span></text:p>
            <text:p text:style-name="P4"><text:span text:style-name="T4">3.15</text:span><text:span text:style-name="T4">大奖</text:span></text:p>
            <text:p text:style-name="P4"><text:span text:style-name="T2">11111111111111111111111111</text:span></text:p>
            <text:p text:style-name="P4"><text:span text:style-name="T4">质押股权</text:span><text:span text:style-name="T4">40</text:span><text:span text:style-name="T4">亿</text:span></text:p>
            <text:p text:style-name="P4"><text:span text:style-name="T2">11111111111111111111111111</text:span></text:p>
            <text:p text:style-name="P4"><text:span text:style-name="T4">大户提前下车</text:span></text:p>
            <text:p text:style-name="P4"><text:span text:style-name="T2">11111111111111111111111111</text:span></text:p>
            <text:p text:style-name="P4"><text:span text:style-name="T4">万和集团</text:span></text:p>
            <text:p text:style-name="P4"><text:span text:style-name="T2">11111111111111111111111111</text:span></text:p>
            <text:p text:style-name="P4"><text:span text:style-name="T4">东莞政府</text:span></text:p>
            <text:p text:style-name="P4"><text:span text:style-name="T2">11111111111111111111111111</text:span></text:p>
            <text:p text:style-name="P4"><text:span text:style-name="T2">11111111111111111111111111</text:span></text:p>
            <text:p text:style-name="P6"><text:span text:style-name="T4">东莞政府诱导报案</text:span></text:p>
            <text:p text:style-name="P6"><text:span text:style-name="T2">11111111111111111111111111</text:span></text:p>
            <text:p text:style-name="P6"><text:span text:style-name="T4">派生科技猛跌</text:span></text:p>
            <text:p text:style-name="P4"><text:span text:style-name="T2">11111111111111111111111111</text:span></text:p>
            <text:p text:style-name="P4"><text:span text:style-name="T2">11111111111111111111111111</text:span></text:p>
            <text:p text:style-name="P4"><text:span text:style-name="T4">东莞政府</text:span></text:p>
            <text:p text:style-name="P6"><text:span text:style-name="T2">11111111111111111111111111</text:span></text:p>
            <text:p text:style-name="P4"><text:span text:style-name="T2">11111111111111111111111111</text:span></text:p>
            <text:p text:style-name="P4"><text:span text:style-name="T2"/></text:p>
          </draw:text-box>
        </draw:frame>
        <draw:line draw:style-name="gr3" draw:text-style-name="P3" draw:layer="layout" svg:x1="18.4cm" svg:y1="8.2cm" svg:x2="13.998cm" svg:y2="8.2cm">
          <text:p/>
        </draw:line>
        <draw:line draw:style-name="gr3" draw:text-style-name="P3" draw:layer="layout" svg:x1="9.398cm" svg:y1="7.944cm" svg:x2="13.998cm" svg:y2="7.944cm">
          <text:p/>
        </draw:line>
        <draw:line draw:style-name="gr3" draw:text-style-name="P3" draw:layer="layout" svg:x1="9.398cm" svg:y1="8.944cm" svg:x2="13.998cm" svg:y2="8.944cm">
          <text:p/>
        </draw:line>
        <draw:line draw:style-name="gr3" draw:text-style-name="P3" draw:layer="layout" svg:x1="9.398cm" svg:y1="9.944cm" svg:x2="13.998cm" svg:y2="9.944cm">
          <text:p/>
        </draw:line>
        <draw:line draw:style-name="gr3" draw:text-style-name="P3" draw:layer="layout" svg:x1="9.398cm" svg:y1="10.944cm" svg:x2="13.998cm" svg:y2="10.944cm">
          <text:p/>
        </draw:line>
        <draw:line draw:style-name="gr3" draw:text-style-name="P3" draw:layer="layout" svg:x1="9.398cm" svg:y1="11.944cm" svg:x2="13.998cm" svg:y2="11.944cm">
          <text:p/>
        </draw:line>
        <draw:line draw:style-name="gr3" draw:text-style-name="P3" draw:layer="layout" svg:x1="9.398cm" svg:y1="13.044cm" svg:x2="13.998cm" svg:y2="13.044cm">
          <text:p/>
        </draw:line>
        <draw:line draw:style-name="gr3" draw:text-style-name="P3" draw:layer="layout" svg:x1="9.398cm" svg:y1="14.344cm" svg:x2="13.998cm" svg:y2="14.344cm">
          <text:p/>
        </draw:line>
        <draw:line draw:style-name="gr3" draw:text-style-name="P3" draw:layer="layout" svg:x1="9.398cm" svg:y1="15.344cm" svg:x2="13.998cm" svg:y2="15.344cm">
          <text:p/>
        </draw:line>
        <draw:frame draw:style-name="gr6" draw:text-style-name="P9" draw:layer="layout" svg:width="4.96cm" svg:height="10.861cm" svg:x="18.411cm" svg:y="7.507cm">
          <draw:text-box>
            <text:p text:style-name="P8"><text:span text:style-name="T4">团贷网平台</text:span></text:p>
            <text:p text:style-name="P8"><text:span text:style-name="T2">111111</text:span></text:p>
            <text:p text:style-name="P8"><text:span text:style-name="T4">老周爆料</text:span></text:p>
            <text:p text:style-name="P8"><text:span text:style-name="T2">111111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4">史玉柱套现</text:span><text:span text:style-name="T4">8</text:span><text:span text:style-name="T4">个亿</text:span></text:p>
            <text:p text:style-name="P8"><text:span text:style-name="T2">111111</text:span></text:p>
            <text:p text:style-name="P8"><text:span text:style-name="T4">九鼎投资称已经退出</text:span></text:p>
            <text:p text:style-name="P8"><text:span text:style-name="T2">111111</text:span></text:p>
            <text:p text:style-name="P8"><text:span text:style-name="T4">小黄狗</text:span></text:p>
            <text:p text:style-name="P8"><text:span text:style-name="T2">111111</text:span></text:p>
            <text:p text:style-name="P8"><text:span text:style-name="T4">东莞政府</text:span></text:p>
            <text:p text:style-name="P8"><text:span text:style-name="T2">111111</text:span></text:p>
            <text:p text:style-name="P8"><text:span text:style-name="T4">卧底，老赖散播谣言</text:span></text:p>
            <text:p text:style-name="P8"><text:span text:style-name="T2">111111</text:span></text:p>
            <text:p text:style-name="P8"><text:span text:style-name="T4">东莞政府</text:span></text:p>
            <text:p text:style-name="P8"><text:span text:style-name="T2">111111</text:span></text:p>
            <text:p><text:span text:style-name="T2"/></text:p>
          </draw:text-box>
        </draw:frame>
        <draw:line draw:style-name="gr3" draw:text-style-name="P3" draw:layer="layout" svg:x1="18.401cm" svg:y1="9.1cm" svg:x2="13.999cm" svg:y2="9.1cm">
          <text:p/>
        </draw:line>
        <draw:line draw:style-name="gr3" draw:text-style-name="P3" draw:layer="layout" svg:x1="18.402cm" svg:y1="12.2cm" svg:x2="14cm" svg:y2="12.2cm">
          <text:p/>
        </draw:line>
        <draw:line draw:style-name="gr3" draw:text-style-name="P3" draw:layer="layout" svg:x1="18.403cm" svg:y1="13.3cm" svg:x2="14.001cm" svg:y2="13.3cm">
          <text:p/>
        </draw:line>
        <draw:line draw:style-name="gr3" draw:text-style-name="P3" draw:layer="layout" svg:x1="9.398cm" svg:y1="16.744cm" svg:x2="13.998cm" svg:y2="16.744cm">
          <text:p/>
        </draw:line>
        <draw:line draw:style-name="gr3" draw:text-style-name="P3" draw:layer="layout" svg:x1="18.404cm" svg:y1="14.2cm" svg:x2="14.002cm" svg:y2="14.2cm">
          <text:p/>
        </draw:line>
        <draw:line draw:style-name="gr3" draw:text-style-name="P3" draw:layer="layout" svg:x1="18.405cm" svg:y1="15.2cm" svg:x2="14.003cm" svg:y2="15.2cm">
          <text:p/>
        </draw:line>
        <draw:line draw:style-name="gr3" draw:text-style-name="P3" draw:layer="layout" svg:x1="18.405cm" svg:y1="16.3cm" svg:x2="14.003cm" svg:y2="16.3cm">
          <text:p/>
        </draw:line>
        <draw:line draw:style-name="gr3" draw:text-style-name="P3" draw:layer="layout" svg:x1="18.405cm" svg:y1="17.3cm" svg:x2="14.003cm" svg:y2="17.3cm">
          <text:p/>
        </draw:line>
        <draw:frame draw:style-name="gr7" draw:text-style-name="P10" draw:layer="layout" svg:width="9.693cm" svg:height="2.384cm" svg:x="16.6cm" svg:y="4cm">
          <draw:text-box>
            <text:p>111111111111111111111111111111</text:p>
            <text:p>111111111111111111111111111111</text:p>
            <text:p>111111111111111111111111111111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4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19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79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9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999992370606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2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7.166cm" svg:x="1cm" svg:y="2.689cm"/>
      <draw:page-thumbnail draw:layer="backgroundobjects" svg:width="8.999cm" svg:height="7.166cm" svg:x="1cm" svg:y="11.265cm"/>
      <draw:page-thumbnail draw:layer="backgroundobjects" svg:width="8.999cm" svg:height="7.166cm" svg:x="1cm" svg:y="19.841cm"/>
      <draw:page-thumbnail draw:layer="backgroundobjects" svg:width="8.999cm" svg:height="7.166cm" svg:x="11cm" svg:y="2.689cm"/>
      <draw:page-thumbnail draw:layer="backgroundobjects" svg:width="8.999cm" svg:height="7.166cm" svg:x="11cm" svg:y="11.265cm"/>
      <draw:page-thumbnail draw:layer="backgroundobjects" svg:width="8.999cm" svg:height="7.166cm" svg:x="11cm" svg:y="19.841cm"/>
    </style:handout-master>
    <style:master-page style:name="默认" style:page-layout-name="PM1" draw:style-name="Mdp1">
      <draw:frame presentation:style-name="默认-title" draw:layer="backgroundobjects" svg:width="25.199cm" svg:height="3.721cm" svg:x="1.4cm" svg:y="0.887cm" presentation:class="title" presentation:placeholder="true">
        <draw:text-box/>
      </draw:frame>
      <draw:frame presentation:style-name="默认-outline1" draw:layer="backgroundobjects" svg:width="25.199cm" svg:height="12.933cm" svg:x="1.4cm" svg:y="5.214cm" presentation:class="outline" presentation:placeholder="true">
        <draw:text-box/>
      </draw:frame>
      <draw:frame presentation:style-name="Mpr1" draw:text-style-name="MP2" draw:layer="backgroundobjects" svg:width="6.523cm" svg:height="1.536cm" svg:x="1.4cm" svg:y="20.3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536cm" svg:x="9.576cm" svg:y="20.3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536cm" svg:x="20.076cm" svg:y="20.31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14:38:33.747000000</meta:creation-date>
    <meta:editing-duration>PT4H26M9S</meta:editing-duration>
    <meta:editing-cycles>186</meta:editing-cycles>
    <meta:generator>LibreOffice/6.1.5.2$Windows_x86 LibreOffice_project/90f8dcf33c87b3705e78202e3df5142b201bd805</meta:generator>
    <dc:date>2019-06-15T19:19:59.725000000</dc:date>
    <meta:document-statistic meta:object-count="48"/>
  </office:meta>
</office:document-meta>
</file>